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266017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24afb7"/>
    </style:style>
    <style:style style:name="P3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4afb7" officeooo:paragraph-rsid="0024afb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4afb7" officeooo:paragraph-rsid="002ce67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58bd5" officeooo:paragraph-rsid="00258bd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66017" officeooo:paragraph-rsid="00258bd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7f651" officeooo:paragraph-rsid="0026601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66017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2ba2f8"/>
    </style:style>
    <style:style style:name="T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4565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4afb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4b36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58bd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6601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7f65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9b6a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ba2f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ce67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d2d0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ea4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officeooo:rsid="002ce67f"/>
    </style:style>
    <style:style style:name="T14" style:family="text">
      <style:text-properties officeooo:rsid="002d2d00"/>
    </style:style>
    <style:style style:name="T15" style:family="text">
      <style:text-properties officeooo:rsid="002ea4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">Complementing our study of OLS and Ridge regression, here, we present a similar study on the </text:span><text:span text:style-name="T3">Franke function </text:span><text:span text:style-name="T12">data </text:span><text:span text:style-name="T3">to study the effect of L</text:span><text:span text:style-name="T10">1</text:span><text:span text:style-name="T3"> regularization, </text:span><text:span text:style-name="T12">i.e. Lasso regression,</text:span><text:span text:style-name="T3"> on the r</text:span><text:span text:style-name="T12">esulting</text:span><text:span text:style-name="T3"> model and its performance.</text:span></text:p>
      <text:p text:style-name="P3"/>
      <text:p text:style-name="P4">H<text:span text:style-name="T13">ere, the values of lambda are the same as those used in Ridge regression.</text:span></text:p>
      <text:p text:style-name="P4"/>
      <text:p text:style-name="P1"><text:span text:style-name="T6">S</text:span><text:span text:style-name="T10">imilar to Ridge regression</text:span><text:span text:style-name="T6">, a</text:span><text:span text:style-name="T5">s the value of lambda increases the parameters beta and their confidence intervals become more centered around zero, </text:span><text:span text:style-name="T10">for the same reason</text:span><text:span text:style-name="T4">. </text:span><text:span text:style-name="T10">However, the true difference between Lasso and Ridge is that instead of just centering the values of beta around zero, thereby, preventing them from attaining large values, Lasso takes a step further and actually sets some parameters to exactly zero. This behavior is more evident at high values of lambda. In this way</text:span><text:span text:style-name="T4">, </text:span><text:span text:style-name="T10">Lasso can be seen as a shrinkage and feature selection method.</text:span></text:p>
      <text:p text:style-name="P5"/>
      <text:p text:style-name="P1"><text:span text:style-name="T10">Comparing the models built with different values of lambda, we find that</text:span><text:span text:style-name="T5"> Mean Squared Error</text:span><text:span text:style-name="T6"> on the test set decreases with increasing values of lambda whereas the error of the training set increases. </text:span><text:span text:style-name="T10">The same reasoning follows here of how L1 regularization</text:span><text:span text:style-name="T6"> fights over-fitting </text:span><text:span text:style-name="T10">by, thereby finding a balance between reproducing the training data and generalizing to data that it has not been trained on.</text:span></text:p>
      <text:p text:style-name="P6"/>
      <text:p text:style-name="P1"><text:span text:style-name="T10">For the bias-variance trade-off, we observed</text:span><text:span text:style-name="T6"> </text:span><text:span text:style-name="T10">a similar</text:span><text:span text:style-name="T7"> behavior of decreasing bias and increasing variance </text:span><text:span text:style-name="T10">to that observed in Ridge</text:span><text:span text:style-name="T7">. </text:span><text:span text:style-name="T11">Again, it takes the variance</text:span><text:span text:style-name="T7"> h</text:span><text:span text:style-name="T11">igher complexity values</text:span><text:span text:style-name="T7"> to b</text:span><text:span text:style-name="T11">ecome evident</text:span><text:span text:style-name="T7">.</text:span></text:p>
      <text:p text:style-name="P7"/>
      <text:p text:style-name="P9"><text:span text:style-name="T7">F</text:span><text:span text:style-name="T11">inally, the </text:span><text:span text:style-name="T8">cross-validation </text:span><text:span text:style-name="T11">analysis shows that</text:span><text:span text:style-name="T8"> </text:span><text:span text:style-name="T9">the L</text:span><text:span text:style-name="T11">asso</text:span><text:span text:style-name="T9"> regression model, </text:span><text:span text:style-name="T11">again,</text:span><text:span text:style-name="T9"> gives a lower estimate of the MSE than OLS at all values of lambda and both number of folds. Moreover, similar to the case with OLS</text:span><text:span text:style-name="T11"> and Ridge</text:span><text:span text:style-name="T9">, again, cross-validation gives a lower estimate of the error compared to bootstrap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4T10:19:07</meta:creation-date>
    <dc:language>en-US</dc:language>
    <dc:date>2020-10-04T19:41:50.582321420</dc:date>
    <meta:editing-cycles>15</meta:editing-cycles>
    <meta:editing-duration>PT12H10M3S</meta:editing-duration>
    <meta:generator>LibreOffice/6.3.5.2$Linux_X86_64 LibreOffice_project/30$Build-2</meta:generator>
    <meta:document-statistic meta:table-count="0" meta:image-count="0" meta:object-count="0" meta:page-count="1" meta:paragraph-count="6" meta:word-count="287" meta:character-count="1764" meta:non-whitespace-character-count="1483"/>
  </office:meta>
</office:document-meta>
</file>